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B100000347FBD16B66.png"/>
  <manifest:file-entry manifest:media-type="image/png" manifest:full-path="Pictures/10000201000007A00000062F40D7B167.png"/>
  <manifest:file-entry manifest:media-type="image/png" manifest:full-path="Pictures/100002010000078F0000056CB59A0DEE.png"/>
  <manifest:file-entry manifest:media-type="image/png" manifest:full-path="Pictures/10000201000007AF000004D86E837D40.png"/>
  <manifest:file-entry manifest:media-type="image/png" manifest:full-path="Pictures/1000020100000793000005E855EA85AE.png"/>
  <manifest:file-entry manifest:media-type="image/png" manifest:full-path="Pictures/100002010000078F0000054EAD8D3283.png"/>
  <manifest:file-entry manifest:media-type="image/png" manifest:full-path="Pictures/10000201000003EC0000017012573692.png"/>
  <manifest:file-entry manifest:media-type="image/png" manifest:full-path="Pictures/100002010000079F000005277CA4EECB.png"/>
  <manifest:file-entry manifest:media-type="image/png" manifest:full-path="Pictures/10000201000007B400000324D45B5DE9.png"/>
  <manifest:file-entry manifest:media-type="image/png" manifest:full-path="Pictures/10000201000005E80000024D139AB64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561cm"/>
    </style:style>
    <style:style style:name="gr4" style:family="graphic" style:parent-style-name="standard">
      <style:graphic-properties draw:stroke="solid" svg:stroke-width="0.044cm" svg:stroke-color="#000000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093cm"/>
    </style:style>
    <style:style style:name="gr6" style:family="graphic" style:parent-style-name="standard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26cm"/>
    </style:style>
    <style:style style:name="gr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793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text-properties fo:font-family="Cambria" style:font-style-name="Italic" style:font-family-generic="roman" style:font-pitch="variable" fo:font-size="28pt"/>
    </style:style>
    <style:style style:name="P9" style:family="paragraph">
      <style:paragraph-properties fo:text-align="center" style:font-independent-line-spacing="true"/>
      <style:text-properties fo:color="#000000" fo:font-size="18pt"/>
    </style:style>
    <style:style style:name="P10" style:family="paragraph">
      <style:paragraph-properties fo:text-align="center" style:font-independent-line-spacing="true"/>
      <style:text-properties fo:font-size="18pt"/>
    </style:style>
    <style:style style:name="P11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color="#e3e3e3" style:text-line-through-style="none" fo:font-family="'Calisto MT'" fo:font-size="40pt" fo:letter-spacing="normal" fo:font-style="normal" style:text-underline-style="none" fo:font-weight="normal" style:font-size-asian="40pt" style:font-style-asian="normal" style:font-weight-asian="normal" style:font-family-complex="'Trebuchet MS'" style:font-size-complex="40pt" style:font-style-complex="normal" style:font-weight-complex="normal"/>
    </style:style>
    <style:style style:name="T2" style:family="text">
      <style:text-properties fo:color="#ffffff" style:text-line-through-style="none" fo:font-family="'Calisto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family="Cambria" style:font-style-name="Italic" style:font-family-generic="roman" style:font-pitch="variable" fo:font-size="28pt"/>
    </style:style>
    <style:style style:name="T4" style:family="text">
      <style:text-properties fo:font-family="Cambria" style:font-style-name="Regular" style:font-family-generic="roman" fo:font-size="28pt" fo:font-style="normal" style:font-family-asian="Cambria" style:font-style-name-asian="Regular" style:font-family-generic-asian="roman" style:font-style-asian="normal" style:font-family-complex="Cambria" style:font-style-name-complex="Regular" style:font-family-generic-complex="roman" style:font-style-complex="normal"/>
    </style:style>
    <style:style style:name="T5" style:family="text">
      <style:text-properties fo:font-family="Cambria" style:font-style-name="Italic" style:font-family-generic="roman" style:font-pitch="variable" fo:font-size="28pt" fo:font-style="normal" style:font-style-asian="normal" style:font-style-complex="normal"/>
    </style:style>
    <style:style style:name="T6" style:family="text">
      <style:text-properties fo:color="#000000" style:text-line-through-style="none" fo:font-family="'Calisto MT'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ffffff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8" style:family="text">
      <style:text-properties fo:font-family="Cambria" style:font-style-name="Italic" style:font-family-generic="roman" style:font-pitch="variable" fo:font-size="28pt" fo:font-style="normal" style:font-family-asian="Cambria" style:font-style-name-asian="Regular" style:font-family-generic-asian="roman" style:font-style-asian="normal" style:font-family-complex="Cambria" style:font-style-name-complex="Regular" style:font-family-generic-complex="roman" style:font-style-complex="normal"/>
    </style:style>
    <style:style style:name="T9" style:family="text">
      <style:text-properties fo:font-family="Cambria" style:font-style-name="Regular" style:font-family-generic="roman" fo:font-size="28pt" fo:font-style="italic" style:font-family-asian="Cambria" style:font-style-name-asian="Regular" style:font-family-generic-asian="roman" style:font-style-asian="italic" style:font-family-complex="Cambria" style:font-style-name-complex="Regular" style:font-family-generic-complex="roman" style:font-style-complex="italic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text-position="-33% 58%" fo:font-family="Cambria" style:font-style-name="Regular" style:font-family-generic="roman" fo:font-size="28pt" fo:font-style="normal" style:font-family-asian="Cambria" style:font-style-name-asian="Regular" style:font-family-generic-asian="roman" style:font-style-asian="normal" style:font-family-complex="Cambria" style:font-style-name-complex="Regular" style:font-family-generic-complex="roman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2.242cm" svg:height="6.641cm" svg:x="5.812cm" svg:y="3.354cm" presentation:class="title" presentation:user-transformed="true">
          <draw:text-box>
            <text:p text:style-name="P1"><text:span text:style-name="T1">Probability and Statistics: </text:span><text:span text:style-name="T1"><text:line-break/></text:span><text:span text:style-name="T1">A Primer for Beginners and Pre-Beginners</text:span></text:p>
          </draw:text-box>
        </draw:frame>
        <draw:frame draw:name="Subtitle 2" presentation:style-name="pr2" draw:text-style-name="P2" draw:layer="layout" svg:width="26.221cm" svg:height="2.915cm" svg:x="3.807cm" svg:y="9.995cm" presentation:class="subtitle" presentation:user-transformed="true">
          <draw:text-box>
            <text:p text:style-name="P1"><text:span text:style-name="T1">The Journey Begins: <text:s/>Probability Theory</text:span></text:p>
            <text:p text:style-name="P1"><text:span text:style-name="T1">Part Seven: Finishing Up</text:span></text:p>
          </draw:text-box>
        </draw:frame>
        <draw:custom-shape draw:name="TextBox 3" draw:style-name="gr1" draw:text-style-name="P2" draw:layer="layout" svg:width="18.758cm" svg:height="1.013cm" svg:x="0cm" svg:y="17.85cm">
          <text:p text:style-name="P3"><text:span text:style-name="T2">Primary reference: Casella-Berger 2nd Edi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">From Counts to Probabilities</text:span></text:p>
          </draw:text-box>
        </draw:frame>
        <draw:frame draw:name="Slide Number Placeholder 2" presentation:style-name="pr5" draw:text-style-name="P5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style-name="gr3" draw:text-style-name="P8" draw:layer="layout" svg:width="29.21cm" svg:height="11.811cm" svg:x="1.778cm" svg:y="3.556cm">
          <draw:text-box>
            <text:p><text:span text:style-name="T3">Last time, we learned how to count all the possible outcomes of an experiment. <text:s/>In our examples, like picking a lottery number, all the possible outcomes had the same probability of occurring. <text:s/>This property turns out to be pretty handy. </text:span></text:p>
            <text:p><text:span text:style-name="T3"/></text:p>
            <text:p><text:span text:style-name="T3">Let's say we're picking one of three balls. <text:s/>Our sample space is </text:span></text:p>
            <text:p text:style-name="P6"><text:span text:style-name="T4">Ω= {1,2,3}</text:span></text:p>
            <text:p text:style-name="P7"><text:span text:style-name="T4">We know that the probability of picking any ball is 1/3. <text:s/>Each ball has the same probability as any other.</text:span><text:span text:style-name="T5"> </text:span></text:p>
            <text:p text:style-name="P6"><text:span text:style-name="T5"/></text:p>
          </draw:text-box>
        </draw:frame>
        <draw:g draw:name="Group 4">
          <draw:custom-shape draw:name="Oval 6" draw:style-name="gr4" draw:text-style-name="P9" draw:layer="layout" svg:width="2.046cm" svg:height="1.873cm" svg:x="12.192cm" svg:y="16.161cm">
            <text:p text:style-name="P6"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" draw:style-name="gr4" draw:text-style-name="P10" draw:layer="layout" svg:width="2.046cm" svg:height="1.873cm" svg:x="15.269cm" svg:y="16.161cm">
            <text:p text:style-name="P6"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4" draw:style-name="gr4" draw:text-style-name="P10" draw:layer="layout" svg:width="2.046cm" svg:height="1.873cm" svg:x="18.346cm" svg:y="16.161cm">
            <text:p text:style-name="P6"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2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">From Counts to Probabilities</text:span></text:p>
          </draw:text-box>
        </draw:frame>
        <draw:frame draw:name="Slide Number Placeholder 2" presentation:style-name="pr5" draw:text-style-name="P5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style-name="gr5" draw:text-style-name="P8" draw:layer="layout" svg:width="29.21cm" svg:height="8.343cm" svg:x="1.778cm" svg:y="3.556cm">
          <draw:text-box>
            <text:p><text:span text:style-name="T8">Now, though, let's examine the probability that we would pick, say, either ball 1 or ball 2. <text:s/>Let that event be defined as</text:span></text:p>
            <text:p text:style-name="P6"><text:span text:style-name="T4">A = {1,2}</text:span></text:p>
            <text:p text:style-name="P7"><text:span text:style-name="T4">Since picking ball 1 is </text:span><text:span text:style-name="T9">disjoint</text:span><text:span text:style-name="T4"> with picking ball 2, we can use</text:span><text:span text:style-name="T5"> the third <text:s/>axiom of probability:</text:span></text:p>
            <text:p text:style-name="P6"><text:span text:style-name="T5">P(A) = P(1)+P(2) = 1/3 + 1/3 = 2/3</text:span></text:p>
            <text:p text:style-name="P6"><text:span text:style-name="T5"/></text:p>
          </draw:text-box>
        </draw:frame>
        <draw:g draw:name="Group 4">
          <draw:custom-shape draw:name="Oval 6" draw:style-name="gr4" draw:text-style-name="P9" draw:layer="layout" svg:width="2.046cm" svg:height="1.873cm" svg:x="11.938cm" svg:y="12.7cm">
            <text:p text:style-name="P6"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" draw:style-name="gr4" draw:text-style-name="P9" draw:layer="layout" svg:width="2.046cm" svg:height="1.873cm" svg:x="15.015cm" svg:y="12.7cm">
            <text:p text:style-name="P6"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4" draw:style-name="gr4" draw:text-style-name="P9" draw:layer="layout" svg:width="2.046cm" svg:height="1.873cm" svg:x="18.092cm" svg:y="12.7cm">
            <text:p text:style-name="P6"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6" draw:text-style-name="P6" draw:layer="layout" svg:width="6.604cm" svg:height="3.556cm" svg:x="11.176cm" svg:y="11.684cm">
          <text:p/>
        </draw:rect>
        <draw:frame draw:style-name="gr7" draw:text-style-name="P11" draw:layer="layout" svg:width="3.048cm" svg:height="2.076cm" svg:x="12.7cm" svg:y="15.748cm">
          <draw:text-box>
            <text:p text:style-name="P6"><text:span text:style-name="T10">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3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">Generalization</text:span></text:p>
          </draw:text-box>
        </draw:frame>
        <draw:frame draw:name="Slide Number Placeholder 2" presentation:style-name="pr5" draw:text-style-name="P5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style-name="gr8" draw:text-style-name="P8" draw:layer="layout" svg:width="29.21cm" svg:height="12.044cm" svg:x="1.778cm" svg:y="3.556cm">
          <draw:text-box>
            <text:p><text:span text:style-name="T8">Ok, so now you probably see that we get the probability of A by dividing the number of outcomes in A (2) by the number of outcomes in </text:span><text:span text:style-name="T4">Ω(3). </text:span></text:p>
            <text:p><text:span text:style-name="T8"/></text:p>
            <text:p><text:span text:style-name="T8">Of course, we can calculate this for any number of outcomes. <text:s/>If an experiment has N outcomes that are equally likely, then </text:span></text:p>
            <text:p text:style-name="P6"><text:span text:style-name="T4"/></text:p>
            <text:p text:style-name="P6"><text:span text:style-name="T4">Ω = {a</text:span><text:span text:style-name="T11">1</text:span><text:span text:style-name="T4">, …, a</text:span><text:span text:style-name="T11">n</text:span><text:span text:style-name="T4">} and P(a</text:span><text:span text:style-name="T11">i</text:span><text:span text:style-name="T4">) = 1/N for every outcome in Ω </text:span></text:p>
            <text:p text:style-name="P7"><text:span text:style-name="T8"/></text:p>
            <text:p text:style-name="P6"><text:span text:style-name="T5"/></text:p>
          </draw:text-box>
        </draw:frame>
        <draw:frame draw:style-name="gr9" draw:text-style-name="P6" draw:layer="layout" svg:width="11.219cm" svg:height="2.734cm" svg:x="12.589cm" svg:y="13.46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0" draw:layer="layout" svg:width="28.702cm" svg:height="2.741cm" svg:x="2.286cm" svg:y="16.055cm">
          <draw:text-box>
            <text:p>So you just divide the number of outcomes in A by the total possible outcomes!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4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7AF000004D86E837D40.png" xlink:type="simple" xlink:show="embed" xlink:actuate="onLoad"/>
    <draw:fill-image draw:name="Bitmape_20_10" draw:display-name="Bitmape 10" xlink:href="Pictures/10000201000005E80000024D139AB646.png" xlink:type="simple" xlink:show="embed" xlink:actuate="onLoad"/>
    <draw:fill-image draw:name="Bitmape_20_2" draw:display-name="Bitmape 2" xlink:href="Pictures/100002010000078F0000054EAD8D3283.png" xlink:type="simple" xlink:show="embed" xlink:actuate="onLoad"/>
    <draw:fill-image draw:name="Bitmape_20_3" draw:display-name="Bitmape 3" xlink:href="Pictures/100002010000078F0000056CB59A0DEE.png" xlink:type="simple" xlink:show="embed" xlink:actuate="onLoad"/>
    <draw:fill-image draw:name="Bitmape_20_4" draw:display-name="Bitmape 4" xlink:href="Pictures/100002010000079F000005277CA4EECB.png" xlink:type="simple" xlink:show="embed" xlink:actuate="onLoad"/>
    <draw:fill-image draw:name="Bitmape_20_5" draw:display-name="Bitmape 5" xlink:href="Pictures/10000201000007A00000062F40D7B167.png" xlink:type="simple" xlink:show="embed" xlink:actuate="onLoad"/>
    <draw:fill-image draw:name="Bitmape_20_6" draw:display-name="Bitmape 6" xlink:href="Pictures/1000020100000793000005E855EA85AE.png" xlink:type="simple" xlink:show="embed" xlink:actuate="onLoad"/>
    <draw:fill-image draw:name="Bitmape_20_7" draw:display-name="Bitmape 7" xlink:href="Pictures/10000201000003EC0000017012573692.png" xlink:type="simple" xlink:show="embed" xlink:actuate="onLoad"/>
    <draw:fill-image draw:name="Bitmape_20_8" draw:display-name="Bitmape 8" xlink:href="Pictures/10000201000007B100000347FBD16B66.png" xlink:type="simple" xlink:show="embed" xlink:actuate="onLoad"/>
    <draw:fill-image draw:name="Bitmape_20_9" draw:display-name="Bitmape 9" xlink:href="Pictures/10000201000007B400000324D45B5DE9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mbria" style:font-style-name="Regular" style:font-family-generic="roman" style:font-pitch="variable" fo:font-size="3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e3e3e3" style:text-outline="false" style:text-line-through-style="none" fo:font-family="'Calisto MT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e3e3e3" style:text-line-through-style="none" fo:font-family="'Calisto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e3e3e3" style:text-line-through-style="none" fo:font-family="'Calisto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e3e3e3" style:text-line-through-style="none" fo:font-family="'Calisto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alisto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Trebuchet M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33333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e3e3e3" style:text-outline="false" style:text-line-through-style="none" fo:font-family="'Calisto MT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e3e3e3" style:text-line-through-style="none" fo:font-family="'Calisto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e3e3e3" style:text-line-through-style="none" fo:font-family="'Calisto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e3e3e3" style:text-line-through-style="none" fo:font-family="'Calisto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alisto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Trebuchet M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3333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color="#333333" style:text-outline="true" fo:font-size="18pt" style:font-relief="engraved"/>
    </style:style>
    <style:style style:name="MP5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2" style:family="paragraph">
      <style:paragraph-properties style:font-independent-line-spacing="true"/>
      <style:text-properties fo:color="#333333" fo:font-size="18pt" style:font-relief="engraved"/>
    </style:style>
    <style:style style:name="MP13" style:family="paragraph">
      <style:paragraph-properties fo:margin-left="0cm" fo:margin-right="0cm" fo:margin-top="0.141cm" fo:margin-bottom="0.212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27cm" fo:margin-bottom="0.212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2cm" fo:margin-bottom="0.212cm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98cm" fo:margin-bottom="0.212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outline="true" style:text-line-through-style="none" fo:font-family="'Calisto MT'" fo:font-size="102pt" fo:letter-spacing="normal" fo:font-style="normal" style:text-underline-style="none" fo:font-weight="normal" style:font-size-asian="102pt" style:font-style-asian="normal" style:font-weight-asian="normal" style:font-size-complex="102pt" style:font-style-complex="normal" style:font-weight-complex="normal" style:font-relief="engraved"/>
    </style:style>
    <style:style style:name="MT3" style:family="text">
      <style:text-properties fo:color="#ffffff" style:text-line-through-style="none" fo:font-family="'Calisto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color="#e3e3e3" style:text-line-through-style="none" fo:font-family="'Calisto MT'" fo:font-size="54pt" fo:letter-spacing="normal" fo:font-style="normal" style:text-underline-style="none" fo:font-weight="normal" style:font-size-asian="54pt" style:font-style-asian="normal" style:font-weight-asian="normal" style:font-family-complex="'Trebuchet MS'" style:font-size-complex="54pt" style:font-style-complex="normal" style:font-weight-complex="normal"/>
    </style:style>
    <style:style style:name="MT5" style:family="text">
      <style:text-properties fo:color="#ffffff" style:text-line-through-style="none" fo:font-family="'Calisto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333333" style:text-line-through-style="none" fo:font-family="'Calisto MT'" fo:font-size="102pt" fo:letter-spacing="normal" fo:font-style="normal" style:text-underline-style="none" fo:font-weight="normal" style:font-size-asian="102pt" style:font-style-asian="normal" style:font-weight-asian="normal" style:font-size-complex="102pt" style:font-style-complex="normal" style:font-weight-complex="normal" style:font-relief="engraved"/>
    </style:style>
    <style:style style:name="MT7" style:family="text">
      <style:text-properties fo:color="#e3e3e3" style:text-line-through-style="none" fo:font-family="'Calisto MT'" fo:font-size="40pt" fo:letter-spacing="normal" fo:font-style="normal" style:text-underline-style="none" fo:font-weight="normal" style:font-size-asian="40pt" style:font-style-asian="normal" style:font-weight-asian="normal" style:font-family-complex="'Trebuchet MS'" style:font-size-complex="40pt" style:font-style-complex="normal" style:font-weight-complex="normal"/>
    </style:style>
    <style:style style:name="MT8" style:family="text">
      <style:text-properties fo:color="#e3e3e3" style:text-line-through-style="none" fo:font-family="'Calisto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e3e3e3" style:text-line-through-style="none" fo:font-family="'Calisto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color="#e3e3e3" style:text-line-through-style="none" fo:font-family="'Calisto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color="#e3e3e3" style:text-line-through-style="none" fo:font-family="'Calisto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">
        <style:list-level-properties text:space-before="0.104cm" text:min-label-width="0.849cm"/>
        <style:text-properties fo:font-family="'Wingdings 2'" fo:color="#dadada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">
        <style:list-level-properties text:space-before="0.104cm" text:min-label-width="0.849cm"/>
        <style:text-properties fo:font-family="'Wingdings 2'" fo:color="#dadada" fo:font-size="70%"/>
      </text:list-level-style-bullet>
      <text:list-level-style-bullet text:level="2" text:bullet-char="">
        <style:list-level-properties text:space-before="1.251cm" text:min-label-width="0.749cm"/>
        <style:text-properties fo:font-family="'Wingdings 2'" fo:color="#dadada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">
        <style:list-level-properties text:space-before="0.104cm" text:min-label-width="0.849cm"/>
        <style:text-properties fo:font-family="'Wingdings 2'" fo:color="#dadada" fo:font-size="70%"/>
      </text:list-level-style-bullet>
      <text:list-level-style-bullet text:level="2" text:bullet-char="">
        <style:list-level-properties text:space-before="1.251cm" text:min-label-width="0.749cm"/>
        <style:text-properties fo:font-family="'Wingdings 2'" fo:color="#dadada" fo:font-size="70%"/>
      </text:list-level-style-bullet>
      <text:list-level-style-bullet text:level="3" text:bullet-char="">
        <style:list-level-properties text:space-before="2.251cm" text:min-label-width="0.599cm"/>
        <style:text-properties fo:font-family="'Wingdings 2'" fo:color="#dadada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">
        <style:list-level-properties text:space-before="0.104cm" text:min-label-width="0.849cm"/>
        <style:text-properties fo:font-family="'Wingdings 2'" fo:color="#dadada" fo:font-size="70%"/>
      </text:list-level-style-bullet>
      <text:list-level-style-bullet text:level="2" text:bullet-char="">
        <style:list-level-properties text:space-before="1.251cm" text:min-label-width="0.749cm"/>
        <style:text-properties fo:font-family="'Wingdings 2'" fo:color="#dadada" fo:font-size="70%"/>
      </text:list-level-style-bullet>
      <text:list-level-style-bullet text:level="3" text:bullet-char="">
        <style:list-level-properties text:space-before="2.251cm" text:min-label-width="0.599cm"/>
        <style:text-properties fo:font-family="'Wingdings 2'" fo:color="#dadada" fo:font-size="70%"/>
      </text:list-level-style-bullet>
      <text:list-level-style-bullet text:level="4" text:bullet-char="">
        <style:list-level-properties text:space-before="3.251cm" text:min-label-width="0.599cm"/>
        <style:text-properties fo:font-family="'Wingdings 2'" fo:color="#dadada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">
        <style:list-level-properties text:space-before="0.104cm" text:min-label-width="0.849cm"/>
        <style:text-properties fo:font-family="'Wingdings 2'" fo:color="#dadada" fo:font-size="70%"/>
      </text:list-level-style-bullet>
      <text:list-level-style-bullet text:level="2" text:bullet-char="">
        <style:list-level-properties text:space-before="1.251cm" text:min-label-width="0.749cm"/>
        <style:text-properties fo:font-family="'Wingdings 2'" fo:color="#dadada" fo:font-size="70%"/>
      </text:list-level-style-bullet>
      <text:list-level-style-bullet text:level="3" text:bullet-char="">
        <style:list-level-properties text:space-before="2.251cm" text:min-label-width="0.599cm"/>
        <style:text-properties fo:font-family="'Wingdings 2'" fo:color="#dadada" fo:font-size="70%"/>
      </text:list-level-style-bullet>
      <text:list-level-style-bullet text:level="4" text:bullet-char="">
        <style:list-level-properties text:space-before="3.251cm" text:min-label-width="0.599cm"/>
        <style:text-properties fo:font-family="'Wingdings 2'" fo:color="#dadada" fo:font-size="70%"/>
      </text:list-level-style-bullet>
      <text:list-level-style-bullet text:level="5" text:bullet-char="">
        <style:list-level-properties text:space-before="4.051cm" text:min-label-width="0.599cm"/>
        <style:text-properties fo:font-family="'Wingdings 2'" fo:color="#dadada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TextBox 6" draw:style-name="Mgr3" draw:text-style-name="MP4" draw:layer="backgroundobjects" svg:width="33.361cm" svg:height="4.568cm" draw:transform="skewX (-4.8878388728332E-017) rotate (-0.355349035707165) translate (5.447cm 1.556cm)">
        <text:p text:style-name="MP3"><text:span text:style-name="MT2">Garrett Ordner</text:span></text:p>
        <draw:enhanced-geometry svg:viewBox="0 0 21600 21600" draw:type="rectangle" draw:enhanced-path="M 0 0 L 21600 0 21600 21600 0 21600 0 0 Z N"/>
      </draw:custom-shape>
      <draw:custom-shape draw:name="Rectangle 7" draw:style-name="Mgr4" draw:text-style-name="MP6" draw:layer="backgroundobjects" svg:width="7.047cm" svg:height="0.843cm" svg:x="25.442cm" svg:y="0cm">
        <text:p text:style-name="MP5"><text:span text:style-name="MT3">Presentation 1-2-7: Finishing Up</text:span></text:p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26.221cm" svg:height="5.079cm" svg:x="3.807cm" svg:y="4.915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frame draw:name="Date Placeholder 3" presentation:style-name="Mpr2" draw:text-style-name="MP9" draw:layer="backgroundobjects" svg:width="7.619cm" svg:height="1.013cm" svg:x="21.33cm" svg:y="16.342cm" presentation:class="date-time" presentation:user-transformed="true">
        <draw:text-box>
          <text:p text:style-name="MP8"><text:span text:style-name="MT5"><text:date style:data-style-name="D1" text:date-value="2020-10-13">10/13/20</text:date></text:span></text:p>
        </draw:text-box>
      </draw:frame>
      <draw:frame draw:name="Footer Placeholder 4" presentation:style-name="Mpr2" draw:text-style-name="MP10" draw:layer="backgroundobjects" svg:width="18.535cm" svg:height="1.013cm" svg:x="2.538cm" svg:y="16.342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092cm" svg:height="1.013cm" svg:x="31.773cm" svg:y="18.036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Box 6" draw:style-name="Mgr3" draw:text-style-name="MP12" draw:layer="backgroundobjects" svg:width="33.361cm" svg:height="4.568cm" draw:transform="skewX (-4.8878388728332E-017) rotate (-0.355349035707165) translate (5.447cm 1.556cm)">
        <text:p text:style-name="MP3"><text:span text:style-name="MT6">Garrett Ordner</text:span></text:p>
        <draw:enhanced-geometry svg:viewBox="0 0 21600 21600" draw:type="rectangle" draw:enhanced-path="M 0 0 L 21600 0 21600 21600 0 21600 0 0 Z N"/>
      </draw:custom-shape>
      <draw:custom-shape draw:name="Rectangle 7" draw:style-name="Mgr4" draw:text-style-name="MP6" draw:layer="backgroundobjects" svg:width="7.047cm" svg:height="0.843cm" svg:x="25.442cm" svg:y="0cm">
        <text:p text:style-name="MP5"><text:span text:style-name="MT3">Presentation 1-2-7: Finishing Up</text:span></text:p>
        <draw:enhanced-geometry svg:viewBox="0 0 21600 21600" draw:type="rectangle" draw:enhanced-path="M 0 0 L 21600 0 21600 21600 0 21600 0 0 Z N"/>
      </draw:custom-shape>
      <draw:frame draw:name="Title 1" presentation:style-name="Mpr5" draw:text-style-name="MP6" draw:layer="backgroundobjects" svg:width="28.759cm" svg:height="2.695cm" svg:x="2.538cm" svg:y="1.693cm" presentation:class="title" presentation:user-transformed="true">
        <draw:text-box>
          <text:p text:style-name="MP7"><text:span text:style-name="MT7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8.759cm" svg:height="11.273cm" svg:x="2.538cm" svg:y="4.812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7.619cm" svg:height="1.013cm" svg:x="21.33cm" svg:y="16.342cm" presentation:class="date-time" presentation:user-transformed="true">
        <draw:text-box>
          <text:p text:style-name="MP8"><text:span text:style-name="MT5"><text:date style:data-style-name="D1" text:date-value="2020-10-13">10/13/20</text:date></text:span></text:p>
        </draw:text-box>
      </draw:frame>
      <draw:frame draw:name="Footer Placeholder 4" presentation:style-name="Mpr7" draw:text-style-name="MP10" draw:layer="backgroundobjects" svg:width="18.535cm" svg:height="1.013cm" svg:x="2.538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2.092cm" svg:height="1.013cm" svg:x="31.773cm" svg:y="18.016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10-13T17:09:29.42</dc:date>
    <dc:creator>Garrett Ordner</dc:creator>
    <meta:generator>OpenOffice/4.1.7$Win32 OpenOffice.org_project/417m1$Build-9800</meta:generator>
    <meta:editing-duration>PT1H32M40S</meta:editing-duration>
    <meta:editing-cycles>6</meta:editing-cycles>
    <meta:document-statistic meta:object-count="71"/>
  </office:meta>
</office:document-meta>
</file>

<file path=Object 1/content.xml><?xml version="1.0" encoding="utf-8"?>
<math xmlns="http://www.w3.org/1998/Math/MathML">
  <semantics>
    <mrow>
      <mstyle color="white">
        <mrow>
          <mrow>
            <mi>P</mi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row>
                <munder>
                  <mo stretchy="false">∑</mo>
                  <mrow>
                    <msub>
                      <mi>a</mi>
                      <mi>i</mi>
                    </msub>
                    <mo stretchy="false">∈</mo>
                    <mi>A</mi>
                  </mrow>
                </munder>
                <mi>P</mi>
              </mrow>
            </mrow>
            <mrow>
              <mrow>
                <mo stretchy="false">(</mo>
                <mrow>
                  <msub>
                    <mi>a</mi>
                    <mi>i</mi>
                  </msub>
                </mrow>
                <mo stretchy="false">)</mo>
              </mrow>
              <mo stretchy="false">=</mo>
              <mrow>
                <munder>
                  <mo stretchy="false">∑</mo>
                  <mrow>
                    <msub>
                      <mi>a</mi>
                      <mi>i</mi>
                    </msub>
                    <mo stretchy="false">∈</mo>
                    <mi>A</mi>
                  </mrow>
                </munder>
                <mrow>
                  <mfrac>
                    <mn>1</mn>
                    <mi>N</mi>
                  </mfrac>
                </mrow>
              </mrow>
            </mrow>
          </mrow>
        </mrow>
      </mstyle>
    </mrow>
    <annotation encoding="StarMath 5.0">color white{P(A) = sum from{a_i %element A} P(a_i) =  sum from{a_i %element A}  {1 over N}}</annotation>
  </semantics>
</math>
</file>